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3037589695BC9924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Ubuntu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Ubuntu Linux!</text:p>
            <text:p text:style-name="P2"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Ubuntu <text:s/>Linux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Ubuntu (/ʊˈbʊntuː/ (listen) uu-BUUN-too)[7] is a Linux distribution based on Debian and composed mostly of free and open-source software.[8][9][10] Ubuntu is officially released in three editions: Desktop,[11] Server,[12] and Core[13] for Internet of things devices[14] and robots.[15][16] All the editions can run on the computer alone, or in a virtual machine.[17] Ubuntu is a popular operating system for cloud computing, with support for OpenStack.[18] Ubuntu's default desktop has been GNOME since version 17.10.[19]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999cm" svg:height="15.748cm" svg:x="0.087cm" svg:y="0.1cm">
          <draw:image xlink:href="Pictures/1000000100000500000002D03037589695BC99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7T17:51:37.781573167</meta:creation-date>
    <meta:editing-duration>PT9M19S</meta:editing-duration>
    <meta:editing-cycles>2</meta:editing-cycles>
    <meta:generator>LibreOffice/7.3.6.2$Linux_AARCH64 LibreOffice_project/30$Build-2</meta:generator>
    <dc:title>Blueprint Plans</dc:title>
    <dc:date>2022-10-07T18:00:56.662281692</dc:date>
    <meta:document-statistic meta:object-count="67"/>
  </office:meta>
</office:document-meta>
</file>